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crypto_db</text:h>
      <text:h text:outline-level="2" text:style-name="Heading_2" text:is-list-header="true">Table structure for table crypto_prices</text:h>
      <table:table table:name="crypto_price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in_id</text:p>
          </table:table-cell>
          <table:table-cell office:value-type="string">
            <text:p>int(1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ymbol</text:p>
          </table:table-cell>
          <table:table-cell office:value-type="string">
            <text:p>varchar(1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</text:p>
          </table:table-cell>
          <table:table-cell office:value-type="string">
            <text:p>decimal(18,8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rket_cap</text:p>
          </table:table-cell>
          <table:table-cell office:value-type="string">
            <text:p>decimal(18,2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olume_24h</text:p>
          </table:table-cell>
          <table:table-cell office:value-type="string">
            <text:p>decimal(18,2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cent_change_1h</text:p>
          </table:table-cell>
          <table:table-cell office:value-type="string">
            <text:p>decimal(10,6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cent_change_24h</text:p>
          </table:table-cell>
          <table:table-cell office:value-type="string">
            <text:p>decimal(10,6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cent_change_7d</text:p>
          </table:table-cell>
          <table:table-cell office:value-type="string">
            <text:p>decimal(10,6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t_updated</text:p>
          </table:table-cell>
          <table:table-cell office:value-type="string">
            <text:p>timestamp</text:p>
          </table:table-cell>
          <table:table-cell office:value-type="string">
            <text:p>No</text:p>
          </table:table-cell>
          <table:table-cell office:value-type="string">
            <text:p>current_timestamp(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rypto_prices</text:h>
      <table:table table:name="crypto_prices_structure">
        <table:table-column table:number-columns-repeated="11"/>
        <table:table-row>
          <table:table-cell office:value-type="string">
            <text:p>id</text:p>
          </table:table-cell>
          <table:table-cell office:value-type="string">
            <text:p>coin_id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price</text:p>
          </table:table-cell>
          <table:table-cell office:value-type="string">
            <text:p>market_cap</text:p>
          </table:table-cell>
          <table:table-cell office:value-type="string">
            <text:p>volume_24h</text:p>
          </table:table-cell>
          <table:table-cell office:value-type="string">
            <text:p>percent_change_1h</text:p>
          </table:table-cell>
          <table:table-cell office:value-type="string">
            <text:p>percent_change_24h</text:p>
          </table:table-cell>
          <table:table-cell office:value-type="string">
            <text:p>percent_change_7d</text:p>
          </table:table-cell>
          <table:table-cell office:value-type="string">
            <text:p>last_updated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Bitcoin</text:p>
          </table:table-cell>
          <table:table-cell office:value-type="string">
            <text:p>BTC</text:p>
          </table:table-cell>
          <table:table-cell office:value-type="float" office:value="1769076.46067530">
            <text:p>1769076.46067530</text:p>
          </table:table-cell>
          <table:table-cell office:value-type="float" office:value="35065609308234.00">
            <text:p>35065609308234.00</text:p>
          </table:table-cell>
          <table:table-cell office:value-type="float" office:value="940274578736.87">
            <text:p>940274578736.87</text:p>
          </table:table-cell>
          <table:table-cell office:value-type="float" office:value="0.031612">
            <text:p>0.031612</text:p>
          </table:table-cell>
          <table:table-cell office:value-type="float" office:value="-1.289719">
            <text:p>-1.289719</text:p>
          </table:table-cell>
          <table:table-cell office:value-type="float" office:value="-5.521048">
            <text:p>-5.521048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1027">
            <text:p>1027</text:p>
          </table:table-cell>
          <table:table-cell office:value-type="string">
            <text:p>Ethereum</text:p>
          </table:table-cell>
          <table:table-cell office:value-type="string">
            <text:p>ETH</text:p>
          </table:table-cell>
          <table:table-cell office:value-type="float" office:value="48173.43899129">
            <text:p>48173.43899129</text:p>
          </table:table-cell>
          <table:table-cell office:value-type="float" office:value="5806503479411.00">
            <text:p>5806503479411.00</text:p>
          </table:table-cell>
          <table:table-cell office:value-type="float" office:value="532223073235.33">
            <text:p>532223073235.33</text:p>
          </table:table-cell>
          <table:table-cell office:value-type="float" office:value="0.201001">
            <text:p>0.201001</text:p>
          </table:table-cell>
          <table:table-cell office:value-type="float" office:value="-4.716005">
            <text:p>-4.716005</text:p>
          </table:table-cell>
          <table:table-cell office:value-type="float" office:value="-19.081950">
            <text:p>-19.081950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825">
            <text:p>825</text:p>
          </table:table-cell>
          <table:table-cell office:value-type="string">
            <text:p>Tether USDt</text:p>
          </table:table-cell>
          <table:table-cell office:value-type="string">
            <text:p>USDT</text:p>
          </table:table-cell>
          <table:table-cell office:value-type="float" office:value="18.41195474">
            <text:p>18.41195474</text:p>
          </table:table-cell>
          <table:table-cell office:value-type="float" office:value="2608322600047.50">
            <text:p>2608322600047.50</text:p>
          </table:table-cell>
          <table:table-cell office:value-type="float" office:value="1868848034104.00">
            <text:p>1868848034104.00</text:p>
          </table:table-cell>
          <table:table-cell office:value-type="float" office:value="0.021470">
            <text:p>0.021470</text:p>
          </table:table-cell>
          <table:table-cell office:value-type="float" office:value="-0.019978">
            <text:p>-0.019978</text:p>
          </table:table-cell>
          <table:table-cell office:value-type="float" office:value="0.032972">
            <text:p>0.032972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string">
            <text:p>XRP</text:p>
          </table:table-cell>
          <table:table-cell office:value-type="string">
            <text:p>XRP</text:p>
          </table:table-cell>
          <table:table-cell office:value-type="float" office:value="44.38300847">
            <text:p>44.38300847</text:p>
          </table:table-cell>
          <table:table-cell office:value-type="float" office:value="2563675553237.90">
            <text:p>2563675553237.90</text:p>
          </table:table-cell>
          <table:table-cell office:value-type="float" office:value="155317644019.21">
            <text:p>155317644019.21</text:p>
          </table:table-cell>
          <table:table-cell office:value-type="float" office:value="0.981091">
            <text:p>0.981091</text:p>
          </table:table-cell>
          <table:table-cell office:value-type="float" office:value="1.170304">
            <text:p>1.170304</text:p>
          </table:table-cell>
          <table:table-cell office:value-type="float" office:value="-19.047301">
            <text:p>-19.04730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5426">
            <text:p>5426</text:p>
          </table:table-cell>
          <table:table-cell office:value-type="string">
            <text:p>Solana</text:p>
          </table:table-cell>
          <table:table-cell office:value-type="string">
            <text:p>SOL</text:p>
          </table:table-cell>
          <table:table-cell office:value-type="float" office:value="3568.44814253">
            <text:p>3568.44814253</text:p>
          </table:table-cell>
          <table:table-cell office:value-type="float" office:value="1740801693112.70">
            <text:p>1740801693112.70</text:p>
          </table:table-cell>
          <table:table-cell office:value-type="float" office:value="73868152073.07">
            <text:p>73868152073.07</text:p>
          </table:table-cell>
          <table:table-cell office:value-type="float" office:value="0.255190">
            <text:p>0.255190</text:p>
          </table:table-cell>
          <table:table-cell office:value-type="float" office:value="-1.796404">
            <text:p>-1.796404</text:p>
          </table:table-cell>
          <table:table-cell office:value-type="float" office:value="-14.768356">
            <text:p>-14.768356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1839">
            <text:p>1839</text:p>
          </table:table-cell>
          <table:table-cell office:value-type="string">
            <text:p>BNB</text:p>
          </table:table-cell>
          <table:table-cell office:value-type="string">
            <text:p>BNB</text:p>
          </table:table-cell>
          <table:table-cell office:value-type="float" office:value="10696.40126774">
            <text:p>10696.40126774</text:p>
          </table:table-cell>
          <table:table-cell office:value-type="float" office:value="1524024686800.30">
            <text:p>1524024686800.30</text:p>
          </table:table-cell>
          <table:table-cell office:value-type="float" office:value="27672577798.18">
            <text:p>27672577798.18</text:p>
          </table:table-cell>
          <table:table-cell office:value-type="float" office:value="0.445366">
            <text:p>0.445366</text:p>
          </table:table-cell>
          <table:table-cell office:value-type="float" office:value="-0.683382">
            <text:p>-0.683382</text:p>
          </table:table-cell>
          <table:table-cell office:value-type="float" office:value="-13.251456">
            <text:p>-13.251456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3408">
            <text:p>3408</text:p>
          </table:table-cell>
          <table:table-cell office:value-type="string">
            <text:p>USDC</text:p>
          </table:table-cell>
          <table:table-cell office:value-type="string">
            <text:p>USDC</text:p>
          </table:table-cell>
          <table:table-cell office:value-type="float" office:value="18.40993864">
            <text:p>18.40993864</text:p>
          </table:table-cell>
          <table:table-cell office:value-type="float" office:value="1034005685187.40">
            <text:p>1034005685187.40</text:p>
          </table:table-cell>
          <table:table-cell office:value-type="float" office:value="162985089308.02">
            <text:p>162985089308.02</text:p>
          </table:table-cell>
          <table:table-cell office:value-type="float" office:value="0.009569">
            <text:p>0.009569</text:p>
          </table:table-cell>
          <table:table-cell office:value-type="float" office:value="-0.012202">
            <text:p>-0.012202</text:p>
          </table:table-cell>
          <table:table-cell office:value-type="float" office:value="-0.006017">
            <text:p>-0.006017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74">
            <text:p>74</text:p>
          </table:table-cell>
          <table:table-cell office:value-type="string">
            <text:p>Dogecoin</text:p>
          </table:table-cell>
          <table:table-cell office:value-type="string">
            <text:p>DOGE</text:p>
          </table:table-cell>
          <table:table-cell office:value-type="float" office:value="4.56403782">
            <text:p>4.56403782</text:p>
          </table:table-cell>
          <table:table-cell office:value-type="float" office:value="675290500374.15">
            <text:p>675290500374.15</text:p>
          </table:table-cell>
          <table:table-cell office:value-type="float" office:value="34094780871.14">
            <text:p>34094780871.14</text:p>
          </table:table-cell>
          <table:table-cell office:value-type="float" office:value="0.294514">
            <text:p>0.294514</text:p>
          </table:table-cell>
          <table:table-cell office:value-type="float" office:value="-2.314606">
            <text:p>-2.314606</text:p>
          </table:table-cell>
          <table:table-cell office:value-type="float" office:value="-23.158025">
            <text:p>-23.158025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2010">
            <text:p>2010</text:p>
          </table:table-cell>
          <table:table-cell office:value-type="string">
            <text:p>Cardano</text:p>
          </table:table-cell>
          <table:table-cell office:value-type="string">
            <text:p>ADA</text:p>
          </table:table-cell>
          <table:table-cell office:value-type="float" office:value="12.71282615">
            <text:p>12.71282615</text:p>
          </table:table-cell>
          <table:table-cell office:value-type="float" office:value="447408856978.83">
            <text:p>447408856978.83</text:p>
          </table:table-cell>
          <table:table-cell office:value-type="float" office:value="16383961355.34">
            <text:p>16383961355.34</text:p>
          </table:table-cell>
          <table:table-cell office:value-type="float" office:value="-0.361945">
            <text:p>-0.361945</text:p>
          </table:table-cell>
          <table:table-cell office:value-type="float" office:value="-5.495687">
            <text:p>-5.495687</text:p>
          </table:table-cell>
          <table:table-cell office:value-type="float" office:value="-25.448925">
            <text:p>-25.448925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1958">
            <text:p>1958</text:p>
          </table:table-cell>
          <table:table-cell office:value-type="string">
            <text:p>TRON</text:p>
          </table:table-cell>
          <table:table-cell office:value-type="string">
            <text:p>TRX</text:p>
          </table:table-cell>
          <table:table-cell office:value-type="float" office:value="4.28154257">
            <text:p>4.28154257</text:p>
          </table:table-cell>
          <table:table-cell office:value-type="float" office:value="368681203190.42">
            <text:p>368681203190.42</text:p>
          </table:table-cell>
          <table:table-cell office:value-type="float" office:value="12117538521.06">
            <text:p>12117538521.06</text:p>
          </table:table-cell>
          <table:table-cell office:value-type="float" office:value="-0.212805">
            <text:p>-0.212805</text:p>
          </table:table-cell>
          <table:table-cell office:value-type="float" office:value="2.095637">
            <text:p>2.095637</text:p>
          </table:table-cell>
          <table:table-cell office:value-type="float" office:value="-7.959524">
            <text:p>-7.959524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975">
            <text:p>1975</text:p>
          </table:table-cell>
          <table:table-cell office:value-type="string">
            <text:p>Chainlink</text:p>
          </table:table-cell>
          <table:table-cell office:value-type="string">
            <text:p>LINK</text:p>
          </table:table-cell>
          <table:table-cell office:value-type="float" office:value="331.72357556">
            <text:p>331.72357556</text:p>
          </table:table-cell>
          <table:table-cell office:value-type="float" office:value="211672803762.90">
            <text:p>211672803762.90</text:p>
          </table:table-cell>
          <table:table-cell office:value-type="float" office:value="10154081763.41">
            <text:p>10154081763.41</text:p>
          </table:table-cell>
          <table:table-cell office:value-type="float" office:value="0.141587">
            <text:p>0.141587</text:p>
          </table:table-cell>
          <table:table-cell office:value-type="float" office:value="-6.399516">
            <text:p>-6.399516</text:p>
          </table:table-cell>
          <table:table-cell office:value-type="float" office:value="-27.289634">
            <text:p>-27.289634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2">
            <text:p>262</text:p>
          </table:table-cell>
          <table:table-cell office:value-type="float" office:value="512">
            <text:p>512</text:p>
          </table:table-cell>
          <table:table-cell office:value-type="string">
            <text:p>Stellar</text:p>
          </table:table-cell>
          <table:table-cell office:value-type="string">
            <text:p>XLM</text:p>
          </table:table-cell>
          <table:table-cell office:value-type="float" office:value="6.00028815">
            <text:p>6.00028815</text:p>
          </table:table-cell>
          <table:table-cell office:value-type="float" office:value="183558769066.78">
            <text:p>183558769066.78</text:p>
          </table:table-cell>
          <table:table-cell office:value-type="float" office:value="6617947623.62">
            <text:p>6617947623.62</text:p>
          </table:table-cell>
          <table:table-cell office:value-type="float" office:value="0.301758">
            <text:p>0.301758</text:p>
          </table:table-cell>
          <table:table-cell office:value-type="float" office:value="-1.008425">
            <text:p>-1.008425</text:p>
          </table:table-cell>
          <table:table-cell office:value-type="float" office:value="-20.058545">
            <text:p>-20.058545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5805">
            <text:p>5805</text:p>
          </table:table-cell>
          <table:table-cell office:value-type="string">
            <text:p>Avalanche</text:p>
          </table:table-cell>
          <table:table-cell office:value-type="string">
            <text:p>AVAX</text:p>
          </table:table-cell>
          <table:table-cell office:value-type="float" office:value="443.48221345">
            <text:p>443.48221345</text:p>
          </table:table-cell>
          <table:table-cell office:value-type="float" office:value="182628277960.80">
            <text:p>182628277960.80</text:p>
          </table:table-cell>
          <table:table-cell office:value-type="float" office:value="6220502525.92">
            <text:p>6220502525.92</text:p>
          </table:table-cell>
          <table:table-cell office:value-type="float" office:value="-0.143601">
            <text:p>-0.143601</text:p>
          </table:table-cell>
          <table:table-cell office:value-type="float" office:value="-4.852408">
            <text:p>-4.852408</text:p>
          </table:table-cell>
          <table:table-cell office:value-type="float" office:value="-28.686624">
            <text:p>-28.686624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11419">
            <text:p>11419</text:p>
          </table:table-cell>
          <table:table-cell office:value-type="string">
            <text:p>Toncoin</text:p>
          </table:table-cell>
          <table:table-cell office:value-type="string">
            <text:p>TON</text:p>
          </table:table-cell>
          <table:table-cell office:value-type="float" office:value="68.58044872">
            <text:p>68.58044872</text:p>
          </table:table-cell>
          <table:table-cell office:value-type="float" office:value="171023915194.15">
            <text:p>171023915194.15</text:p>
          </table:table-cell>
          <table:table-cell office:value-type="float" office:value="2695529744.07">
            <text:p>2695529744.07</text:p>
          </table:table-cell>
          <table:table-cell office:value-type="float" office:value="0.634544">
            <text:p>0.634544</text:p>
          </table:table-cell>
          <table:table-cell office:value-type="float" office:value="-1.185806">
            <text:p>-1.185806</text:p>
          </table:table-cell>
          <table:table-cell office:value-type="float" office:value="-22.818678">
            <text:p>-22.818678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20947">
            <text:p>20947</text:p>
          </table:table-cell>
          <table:table-cell office:value-type="string">
            <text:p>Sui</text:p>
          </table:table-cell>
          <table:table-cell office:value-type="string">
            <text:p>SUI</text:p>
          </table:table-cell>
          <table:table-cell office:value-type="float" office:value="54.75203539">
            <text:p>54.75203539</text:p>
          </table:table-cell>
          <table:table-cell office:value-type="float" office:value="169167757666.79">
            <text:p>169167757666.79</text:p>
          </table:table-cell>
          <table:table-cell office:value-type="float" office:value="26369574600.23">
            <text:p>26369574600.23</text:p>
          </table:table-cell>
          <table:table-cell office:value-type="float" office:value="0.558165">
            <text:p>0.558165</text:p>
          </table:table-cell>
          <table:table-cell office:value-type="float" office:value="-7.949377">
            <text:p>-7.949377</text:p>
          </table:table-cell>
          <table:table-cell office:value-type="float" office:value="-25.104781">
            <text:p>-25.10478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5994">
            <text:p>5994</text:p>
          </table:table-cell>
          <table:table-cell office:value-type="string">
            <text:p>Shiba Inu</text:p>
          </table:table-cell>
          <table:table-cell office:value-type="string">
            <text:p>SHIB</text:p>
          </table:table-cell>
          <table:table-cell office:value-type="float" office:value="0.00028371">
            <text:p>0.00028371</text:p>
          </table:table-cell>
          <table:table-cell office:value-type="float" office:value="167177536707.82">
            <text:p>167177536707.82</text:p>
          </table:table-cell>
          <table:table-cell office:value-type="float" office:value="5783000477.45">
            <text:p>5783000477.45</text:p>
          </table:table-cell>
          <table:table-cell office:value-type="float" office:value="0.437910">
            <text:p>0.437910</text:p>
          </table:table-cell>
          <table:table-cell office:value-type="float" office:value="1.382691">
            <text:p>1.382691</text:p>
          </table:table-cell>
          <table:table-cell office:value-type="float" office:value="-17.372551">
            <text:p>-17.37255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3957">
            <text:p>3957</text:p>
          </table:table-cell>
          <table:table-cell office:value-type="string">
            <text:p>UNUS SED LEO</text:p>
          </table:table-cell>
          <table:table-cell office:value-type="string">
            <text:p>LEO</text:p>
          </table:table-cell>
          <table:table-cell office:value-type="float" office:value="180.85123132">
            <text:p>180.85123132</text:p>
          </table:table-cell>
          <table:table-cell office:value-type="float" office:value="167134697163.36">
            <text:p>167134697163.36</text:p>
          </table:table-cell>
          <table:table-cell office:value-type="float" office:value="12106966.51">
            <text:p>12106966.51</text:p>
          </table:table-cell>
          <table:table-cell office:value-type="float" office:value="0.109955">
            <text:p>0.109955</text:p>
          </table:table-cell>
          <table:table-cell office:value-type="float" office:value="0.153500">
            <text:p>0.153500</text:p>
          </table:table-cell>
          <table:table-cell office:value-type="float" office:value="0.448210">
            <text:p>0.448210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4642">
            <text:p>4642</text:p>
          </table:table-cell>
          <table:table-cell office:value-type="string">
            <text:p>Hedera</text:p>
          </table:table-cell>
          <table:table-cell office:value-type="string">
            <text:p>HBAR</text:p>
          </table:table-cell>
          <table:table-cell office:value-type="float" office:value="4.21559937">
            <text:p>4.21559937</text:p>
          </table:table-cell>
          <table:table-cell office:value-type="float" office:value="161320546521.42">
            <text:p>161320546521.42</text:p>
          </table:table-cell>
          <table:table-cell office:value-type="float" office:value="6088127729.02">
            <text:p>6088127729.02</text:p>
          </table:table-cell>
          <table:table-cell office:value-type="float" office:value="0.535241">
            <text:p>0.535241</text:p>
          </table:table-cell>
          <table:table-cell office:value-type="float" office:value="-3.182254">
            <text:p>-3.182254</text:p>
          </table:table-cell>
          <table:table-cell office:value-type="float" office:value="-23.598542">
            <text:p>-23.598542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string">
            <text:p>Litecoin</text:p>
          </table:table-cell>
          <table:table-cell office:value-type="string">
            <text:p>LTC</text:p>
          </table:table-cell>
          <table:table-cell office:value-type="float" office:value="1891.12409784">
            <text:p>1891.12409784</text:p>
          </table:table-cell>
          <table:table-cell office:value-type="float" office:value="142797763305.62">
            <text:p>142797763305.62</text:p>
          </table:table-cell>
          <table:table-cell office:value-type="float" office:value="13808792411.42">
            <text:p>13808792411.42</text:p>
          </table:table-cell>
          <table:table-cell office:value-type="float" office:value="-0.354291">
            <text:p>-0.354291</text:p>
          </table:table-cell>
          <table:table-cell office:value-type="float" office:value="-1.485707">
            <text:p>-1.485707</text:p>
          </table:table-cell>
          <table:table-cell office:value-type="float" office:value="-16.862979">
            <text:p>-16.862979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0">
            <text:p>270</text:p>
          </table:table-cell>
          <table:table-cell office:value-type="float" office:value="32196">
            <text:p>32196</text:p>
          </table:table-cell>
          <table:table-cell office:value-type="string">
            <text:p>Hyperliquid</text:p>
          </table:table-cell>
          <table:table-cell office:value-type="string">
            <text:p>HYPE</text:p>
          </table:table-cell>
          <table:table-cell office:value-type="float" office:value="423.86077973">
            <text:p>423.86077973</text:p>
          </table:table-cell>
          <table:table-cell office:value-type="float" office:value="141539058749.71">
            <text:p>141539058749.71</text:p>
          </table:table-cell>
          <table:table-cell office:value-type="float" office:value="3418157693.83">
            <text:p>3418157693.83</text:p>
          </table:table-cell>
          <table:table-cell office:value-type="float" office:value="1.332307">
            <text:p>1.332307</text:p>
          </table:table-cell>
          <table:table-cell office:value-type="float" office:value="-4.192229">
            <text:p>-4.192229</text:p>
          </table:table-cell>
          <table:table-cell office:value-type="float" office:value="-11.836280">
            <text:p>-11.836280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11092">
            <text:p>11092</text:p>
          </table:table-cell>
          <table:table-cell office:value-type="string">
            <text:p>Bitget Token</text:p>
          </table:table-cell>
          <table:table-cell office:value-type="string">
            <text:p>BGB</text:p>
          </table:table-cell>
          <table:table-cell office:value-type="float" office:value="117.90268363">
            <text:p>117.90268363</text:p>
          </table:table-cell>
          <table:table-cell office:value-type="float" office:value="141483220352.50">
            <text:p>141483220352.50</text:p>
          </table:table-cell>
          <table:table-cell office:value-type="float" office:value="9302572601.82">
            <text:p>9302572601.82</text:p>
          </table:table-cell>
          <table:table-cell office:value-type="float" office:value="1.332512">
            <text:p>1.332512</text:p>
          </table:table-cell>
          <table:table-cell office:value-type="float" office:value="-4.343310">
            <text:p>-4.343310</text:p>
          </table:table-cell>
          <table:table-cell office:value-type="float" office:value="-7.011788">
            <text:p>-7.011788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6636">
            <text:p>6636</text:p>
          </table:table-cell>
          <table:table-cell office:value-type="string">
            <text:p>Polkadot</text:p>
          </table:table-cell>
          <table:table-cell office:value-type="string">
            <text:p>DOT</text:p>
          </table:table-cell>
          <table:table-cell office:value-type="float" office:value="83.61837241">
            <text:p>83.61837241</text:p>
          </table:table-cell>
          <table:table-cell office:value-type="float" office:value="129317996090.94">
            <text:p>129317996090.94</text:p>
          </table:table-cell>
          <table:table-cell office:value-type="float" office:value="5818030814.54">
            <text:p>5818030814.54</text:p>
          </table:table-cell>
          <table:table-cell office:value-type="float" office:value="-0.124072">
            <text:p>-0.124072</text:p>
          </table:table-cell>
          <table:table-cell office:value-type="float" office:value="-3.144975">
            <text:p>-3.144975</text:p>
          </table:table-cell>
          <table:table-cell office:value-type="float" office:value="-27.637971">
            <text:p>-27.63797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831">
            <text:p>1831</text:p>
          </table:table-cell>
          <table:table-cell office:value-type="string">
            <text:p>Bitcoin Cash</text:p>
          </table:table-cell>
          <table:table-cell office:value-type="string">
            <text:p>BCH</text:p>
          </table:table-cell>
          <table:table-cell office:value-type="float" office:value="5856.27525055">
            <text:p>5856.27525055</text:p>
          </table:table-cell>
          <table:table-cell office:value-type="float" office:value="116108819025.86">
            <text:p>116108819025.86</text:p>
          </table:table-cell>
          <table:table-cell office:value-type="float" office:value="4682983015.32">
            <text:p>4682983015.32</text:p>
          </table:table-cell>
          <table:table-cell office:value-type="float" office:value="0.296991">
            <text:p>0.296991</text:p>
          </table:table-cell>
          <table:table-cell office:value-type="float" office:value="-2.533706">
            <text:p>-2.533706</text:p>
          </table:table-cell>
          <table:table-cell office:value-type="float" office:value="-24.756531">
            <text:p>-24.75653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4">
            <text:p>274</text:p>
          </table:table-cell>
          <table:table-cell office:value-type="float" office:value="29470">
            <text:p>29470</text:p>
          </table:table-cell>
          <table:table-cell office:value-type="string">
            <text:p>Ethena USDe</text:p>
          </table:table-cell>
          <table:table-cell office:value-type="string">
            <text:p>USDe</text:p>
          </table:table-cell>
          <table:table-cell office:value-type="float" office:value="18.41266004">
            <text:p>18.41266004</text:p>
          </table:table-cell>
          <table:table-cell office:value-type="float" office:value="111390752003.87">
            <text:p>111390752003.87</text:p>
          </table:table-cell>
          <table:table-cell office:value-type="float" office:value="1337589429.89">
            <text:p>1337589429.89</text:p>
          </table:table-cell>
          <table:table-cell office:value-type="float" office:value="0.003977">
            <text:p>0.003977</text:p>
          </table:table-cell>
          <table:table-cell office:value-type="float" office:value="-0.016400">
            <text:p>-0.016400</text:p>
          </table:table-cell>
          <table:table-cell office:value-type="float" office:value="-0.091147">
            <text:p>-0.091147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5">
            <text:p>275</text:p>
          </table:table-cell>
          <table:table-cell office:value-type="float" office:value="6536">
            <text:p>6536</text:p>
          </table:table-cell>
          <table:table-cell office:value-type="string">
            <text:p>MANTRA</text:p>
          </table:table-cell>
          <table:table-cell office:value-type="string">
            <text:p>OM</text:p>
          </table:table-cell>
          <table:table-cell office:value-type="float" office:value="109.20338823">
            <text:p>109.20338823</text:p>
          </table:table-cell>
          <table:table-cell office:value-type="float" office:value="106086301933.16">
            <text:p>106086301933.16</text:p>
          </table:table-cell>
          <table:table-cell office:value-type="float" office:value="6091514920.28">
            <text:p>6091514920.28</text:p>
          </table:table-cell>
          <table:table-cell office:value-type="float" office:value="0.618016">
            <text:p>0.618016</text:p>
          </table:table-cell>
          <table:table-cell office:value-type="float" office:value="-0.311952">
            <text:p>-0.311952</text:p>
          </table:table-cell>
          <table:table-cell office:value-type="float" office:value="11.806882">
            <text:p>11.806882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4943">
            <text:p>4943</text:p>
          </table:table-cell>
          <table:table-cell office:value-type="string">
            <text:p>Dai</text:p>
          </table:table-cell>
          <table:table-cell office:value-type="string">
            <text:p>DAI</text:p>
          </table:table-cell>
          <table:table-cell office:value-type="float" office:value="18.40970178">
            <text:p>18.40970178</text:p>
          </table:table-cell>
          <table:table-cell office:value-type="float" office:value="98775095480.07">
            <text:p>98775095480.07</text:p>
          </table:table-cell>
          <table:table-cell office:value-type="float" office:value="4920988040.05">
            <text:p>4920988040.05</text:p>
          </table:table-cell>
          <table:table-cell office:value-type="float" office:value="0.014835">
            <text:p>0.014835</text:p>
          </table:table-cell>
          <table:table-cell office:value-type="float" office:value="0.013215">
            <text:p>0.013215</text:p>
          </table:table-cell>
          <table:table-cell office:value-type="float" office:value="0.000256">
            <text:p>0.000256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7083">
            <text:p>7083</text:p>
          </table:table-cell>
          <table:table-cell office:value-type="string">
            <text:p>Uniswap</text:p>
          </table:table-cell>
          <table:table-cell office:value-type="string">
            <text:p>UNI</text:p>
          </table:table-cell>
          <table:table-cell office:value-type="float" office:value="161.89577710">
            <text:p>161.89577710</text:p>
          </table:table-cell>
          <table:table-cell office:value-type="float" office:value="97221334379.95">
            <text:p>97221334379.95</text:p>
          </table:table-cell>
          <table:table-cell office:value-type="float" office:value="4692319293.74">
            <text:p>4692319293.74</text:p>
          </table:table-cell>
          <table:table-cell office:value-type="float" office:value="-0.092540">
            <text:p>-0.092540</text:p>
          </table:table-cell>
          <table:table-cell office:value-type="float" office:value="-3.458418">
            <text:p>-3.458418</text:p>
          </table:table-cell>
          <table:table-cell office:value-type="float" office:value="-22.906515">
            <text:p>-22.906515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21159">
            <text:p>21159</text:p>
          </table:table-cell>
          <table:table-cell office:value-type="string">
            <text:p>Ondo</text:p>
          </table:table-cell>
          <table:table-cell office:value-type="string">
            <text:p>ONDO</text:p>
          </table:table-cell>
          <table:table-cell office:value-type="float" office:value="25.25961418">
            <text:p>25.25961418</text:p>
          </table:table-cell>
          <table:table-cell office:value-type="float" office:value="79797837347.30">
            <text:p>79797837347.30</text:p>
          </table:table-cell>
          <table:table-cell office:value-type="float" office:value="10530008688.00">
            <text:p>10530008688.00</text:p>
          </table:table-cell>
          <table:table-cell office:value-type="float" office:value="0.234625">
            <text:p>0.234625</text:p>
          </table:table-cell>
          <table:table-cell office:value-type="float" office:value="-3.167433">
            <text:p>-3.167433</text:p>
          </table:table-cell>
          <table:table-cell office:value-type="float" office:value="-4.509375">
            <text:p>-4.509375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string">
            <text:p>Monero</text:p>
          </table:table-cell>
          <table:table-cell office:value-type="string">
            <text:p>XMR</text:p>
          </table:table-cell>
          <table:table-cell office:value-type="float" office:value="3910.73709585">
            <text:p>3910.73709585</text:p>
          </table:table-cell>
          <table:table-cell office:value-type="float" office:value="72140366346.74">
            <text:p>72140366346.74</text:p>
          </table:table-cell>
          <table:table-cell office:value-type="float" office:value="1430414784.94">
            <text:p>1430414784.94</text:p>
          </table:table-cell>
          <table:table-cell office:value-type="float" office:value="0.199959">
            <text:p>0.199959</text:p>
          </table:table-cell>
          <table:table-cell office:value-type="float" office:value="-6.218219">
            <text:p>-6.218219</text:p>
          </table:table-cell>
          <table:table-cell office:value-type="float" office:value="-11.088564">
            <text:p>-11.088564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24478">
            <text:p>24478</text:p>
          </table:table-cell>
          <table:table-cell office:value-type="string">
            <text:p>Pepe</text:p>
          </table:table-cell>
          <table:table-cell office:value-type="string">
            <text:p>PEPE</text:p>
          </table:table-cell>
          <table:table-cell office:value-type="float" office:value="0.00016858">
            <text:p>0.00016858</text:p>
          </table:table-cell>
          <table:table-cell office:value-type="float" office:value="70920086934.45">
            <text:p>70920086934.45</text:p>
          </table:table-cell>
          <table:table-cell office:value-type="float" office:value="16754082993.86">
            <text:p>16754082993.86</text:p>
          </table:table-cell>
          <table:table-cell office:value-type="float" office:value="-0.391871">
            <text:p>-0.391871</text:p>
          </table:table-cell>
          <table:table-cell office:value-type="float" office:value="-4.444644">
            <text:p>-4.444644</text:p>
          </table:table-cell>
          <table:table-cell office:value-type="float" office:value="-30.317110">
            <text:p>-30.317110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1">
            <text:p>281</text:p>
          </table:table-cell>
          <table:table-cell office:value-type="float" office:value="6535">
            <text:p>6535</text:p>
          </table:table-cell>
          <table:table-cell office:value-type="string">
            <text:p>NEAR Protocol</text:p>
          </table:table-cell>
          <table:table-cell office:value-type="string">
            <text:p>NEAR</text:p>
          </table:table-cell>
          <table:table-cell office:value-type="float" office:value="58.86312895">
            <text:p>58.86312895</text:p>
          </table:table-cell>
          <table:table-cell office:value-type="float" office:value="69384158918.38">
            <text:p>69384158918.38</text:p>
          </table:table-cell>
          <table:table-cell office:value-type="float" office:value="3324768440.65">
            <text:p>3324768440.65</text:p>
          </table:table-cell>
          <table:table-cell office:value-type="float" office:value="-0.744748">
            <text:p>-0.744748</text:p>
          </table:table-cell>
          <table:table-cell office:value-type="float" office:value="-2.419252">
            <text:p>-2.419252</text:p>
          </table:table-cell>
          <table:table-cell office:value-type="float" office:value="-28.303529">
            <text:p>-28.303529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27075">
            <text:p>27075</text:p>
          </table:table-cell>
          <table:table-cell office:value-type="string">
            <text:p>Mantle</text:p>
          </table:table-cell>
          <table:table-cell office:value-type="string">
            <text:p>MNT</text:p>
          </table:table-cell>
          <table:table-cell office:value-type="float" office:value="19.48501232">
            <text:p>19.48501232</text:p>
          </table:table-cell>
          <table:table-cell office:value-type="float" office:value="65561111505.62">
            <text:p>65561111505.62</text:p>
          </table:table-cell>
          <table:table-cell office:value-type="float" office:value="2709985157.62">
            <text:p>2709985157.62</text:p>
          </table:table-cell>
          <table:table-cell office:value-type="float" office:value="0.380207">
            <text:p>0.380207</text:p>
          </table:table-cell>
          <table:table-cell office:value-type="float" office:value="-2.589831">
            <text:p>-2.589831</text:p>
          </table:table-cell>
          <table:table-cell office:value-type="float" office:value="-12.121621">
            <text:p>-12.12162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7278">
            <text:p>7278</text:p>
          </table:table-cell>
          <table:table-cell office:value-type="string">
            <text:p>Aave</text:p>
          </table:table-cell>
          <table:table-cell office:value-type="string">
            <text:p>AAVE</text:p>
          </table:table-cell>
          <table:table-cell office:value-type="float" office:value="4304.24648123">
            <text:p>4304.24648123</text:p>
          </table:table-cell>
          <table:table-cell office:value-type="float" office:value="64830736248.75">
            <text:p>64830736248.75</text:p>
          </table:table-cell>
          <table:table-cell office:value-type="float" office:value="6354824903.29">
            <text:p>6354824903.29</text:p>
          </table:table-cell>
          <table:table-cell office:value-type="float" office:value="-0.142976">
            <text:p>-0.142976</text:p>
          </table:table-cell>
          <table:table-cell office:value-type="float" office:value="-6.492072">
            <text:p>-6.492072</text:p>
          </table:table-cell>
          <table:table-cell office:value-type="float" office:value="-26.286739">
            <text:p>-26.286739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35336">
            <text:p>35336</text:p>
          </table:table-cell>
          <table:table-cell office:value-type="string">
            <text:p>OFFICIAL TRUMP</text:p>
          </table:table-cell>
          <table:table-cell office:value-type="string">
            <text:p>TRUMP</text:p>
          </table:table-cell>
          <table:table-cell office:value-type="float" office:value="314.69591587">
            <text:p>314.69591587</text:p>
          </table:table-cell>
          <table:table-cell office:value-type="float" office:value="62939065408.06">
            <text:p>62939065408.06</text:p>
          </table:table-cell>
          <table:table-cell office:value-type="float" office:value="26703773622.03">
            <text:p>26703773622.03</text:p>
          </table:table-cell>
          <table:table-cell office:value-type="float" office:value="0.904132">
            <text:p>0.904132</text:p>
          </table:table-cell>
          <table:table-cell office:value-type="float" office:value="-3.382093">
            <text:p>-3.382093</text:p>
          </table:table-cell>
          <table:table-cell office:value-type="float" office:value="-26.103944">
            <text:p>-26.103944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8916">
            <text:p>8916</text:p>
          </table:table-cell>
          <table:table-cell office:value-type="string">
            <text:p>Internet Computer</text:p>
          </table:table-cell>
          <table:table-cell office:value-type="string">
            <text:p>ICP</text:p>
          </table:table-cell>
          <table:table-cell office:value-type="float" office:value="124.13167767">
            <text:p>124.13167767</text:p>
          </table:table-cell>
          <table:table-cell office:value-type="float" office:value="59640064890.79">
            <text:p>59640064890.79</text:p>
          </table:table-cell>
          <table:table-cell office:value-type="float" office:value="1658483200.79">
            <text:p>1658483200.79</text:p>
          </table:table-cell>
          <table:table-cell office:value-type="float" office:value="0.351114">
            <text:p>0.351114</text:p>
          </table:table-cell>
          <table:table-cell office:value-type="float" office:value="-2.969533">
            <text:p>-2.969533</text:p>
          </table:table-cell>
          <table:table-cell office:value-type="float" office:value="-25.280444">
            <text:p>-25.280444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21794">
            <text:p>21794</text:p>
          </table:table-cell>
          <table:table-cell office:value-type="string">
            <text:p>Aptos</text:p>
          </table:table-cell>
          <table:table-cell office:value-type="string">
            <text:p>APT</text:p>
          </table:table-cell>
          <table:table-cell office:value-type="float" office:value="103.20118583">
            <text:p>103.20118583</text:p>
          </table:table-cell>
          <table:table-cell office:value-type="float" office:value="59279763647.56">
            <text:p>59279763647.56</text:p>
          </table:table-cell>
          <table:table-cell office:value-type="float" office:value="5008267281.19">
            <text:p>5008267281.19</text:p>
          </table:table-cell>
          <table:table-cell office:value-type="float" office:value="-0.165422">
            <text:p>-0.165422</text:p>
          </table:table-cell>
          <table:table-cell office:value-type="float" office:value="-4.454022">
            <text:p>-4.454022</text:p>
          </table:table-cell>
          <table:table-cell office:value-type="float" office:value="-24.237351">
            <text:p>-24.23735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1321">
            <text:p>1321</text:p>
          </table:table-cell>
          <table:table-cell office:value-type="string">
            <text:p>Ethereum Classic</text:p>
          </table:table-cell>
          <table:table-cell office:value-type="string">
            <text:p>ETC</text:p>
          </table:table-cell>
          <table:table-cell office:value-type="float" office:value="364.50883048">
            <text:p>364.50883048</text:p>
          </table:table-cell>
          <table:table-cell office:value-type="float" office:value="54919798310.53">
            <text:p>54919798310.53</text:p>
          </table:table-cell>
          <table:table-cell office:value-type="float" office:value="2736326064.70">
            <text:p>2736326064.70</text:p>
          </table:table-cell>
          <table:table-cell office:value-type="float" office:value="-0.029001">
            <text:p>-0.029001</text:p>
          </table:table-cell>
          <table:table-cell office:value-type="float" office:value="-2.176694">
            <text:p>-2.176694</text:p>
          </table:table-cell>
          <table:table-cell office:value-type="float" office:value="-24.218713">
            <text:p>-24.218713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3897">
            <text:p>3897</text:p>
          </table:table-cell>
          <table:table-cell office:value-type="string">
            <text:p>OKB</text:p>
          </table:table-cell>
          <table:table-cell office:value-type="string">
            <text:p>OKB</text:p>
          </table:table-cell>
          <table:table-cell office:value-type="float" office:value="865.33611963">
            <text:p>865.33611963</text:p>
          </table:table-cell>
          <table:table-cell office:value-type="float" office:value="51920167177.51">
            <text:p>51920167177.51</text:p>
          </table:table-cell>
          <table:table-cell office:value-type="float" office:value="89197406.50">
            <text:p>89197406.50</text:p>
          </table:table-cell>
          <table:table-cell office:value-type="float" office:value="0.364195">
            <text:p>0.364195</text:p>
          </table:table-cell>
          <table:table-cell office:value-type="float" office:value="1.117688">
            <text:p>1.117688</text:p>
          </table:table-cell>
          <table:table-cell office:value-type="float" office:value="-9.379738">
            <text:p>-9.379738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22974">
            <text:p>22974</text:p>
          </table:table-cell>
          <table:table-cell office:value-type="string">
            <text:p>Bittensor</text:p>
          </table:table-cell>
          <table:table-cell office:value-type="string">
            <text:p>TAO</text:p>
          </table:table-cell>
          <table:table-cell office:value-type="float" office:value="6156.42640438">
            <text:p>6156.42640438</text:p>
          </table:table-cell>
          <table:table-cell office:value-type="float" office:value="50576471202.92">
            <text:p>50576471202.92</text:p>
          </table:table-cell>
          <table:table-cell office:value-type="float" office:value="3256088542.79">
            <text:p>3256088542.79</text:p>
          </table:table-cell>
          <table:table-cell office:value-type="float" office:value="0.617522">
            <text:p>0.617522</text:p>
          </table:table-cell>
          <table:table-cell office:value-type="float" office:value="-0.542853">
            <text:p>-0.542853</text:p>
          </table:table-cell>
          <table:table-cell office:value-type="float" office:value="-22.633177">
            <text:p>-22.633177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0">
            <text:p>290</text:p>
          </table:table-cell>
          <table:table-cell office:value-type="float" office:value="3077">
            <text:p>3077</text:p>
          </table:table-cell>
          <table:table-cell office:value-type="string">
            <text:p>VeChain</text:p>
          </table:table-cell>
          <table:table-cell office:value-type="string">
            <text:p>VET</text:p>
          </table:table-cell>
          <table:table-cell office:value-type="float" office:value="0.59682415">
            <text:p>0.59682415</text:p>
          </table:table-cell>
          <table:table-cell office:value-type="float" office:value="48333828716.66">
            <text:p>48333828716.66</text:p>
          </table:table-cell>
          <table:table-cell office:value-type="float" office:value="1125987052.47">
            <text:p>1125987052.47</text:p>
          </table:table-cell>
          <table:table-cell office:value-type="float" office:value="0.101280">
            <text:p>0.101280</text:p>
          </table:table-cell>
          <table:table-cell office:value-type="float" office:value="-2.617164">
            <text:p>-2.617164</text:p>
          </table:table-cell>
          <table:table-cell office:value-type="float" office:value="-30.868389">
            <text:p>-30.868389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1">
            <text:p>291</text:p>
          </table:table-cell>
          <table:table-cell office:value-type="float" office:value="28321">
            <text:p>28321</text:p>
          </table:table-cell>
          <table:table-cell office:value-type="string">
            <text:p>POL (prev. MATIC)</text:p>
          </table:table-cell>
          <table:table-cell office:value-type="string">
            <text:p>POL</text:p>
          </table:table-cell>
          <table:table-cell office:value-type="float" office:value="5.49571588">
            <text:p>5.49571588</text:p>
          </table:table-cell>
          <table:table-cell office:value-type="float" office:value="46987456812.97">
            <text:p>46987456812.97</text:p>
          </table:table-cell>
          <table:table-cell office:value-type="float" office:value="2461550007.46">
            <text:p>2461550007.46</text:p>
          </table:table-cell>
          <table:table-cell office:value-type="float" office:value="-0.398374">
            <text:p>-0.398374</text:p>
          </table:table-cell>
          <table:table-cell office:value-type="float" office:value="-3.612735">
            <text:p>-3.612735</text:p>
          </table:table-cell>
          <table:table-cell office:value-type="float" office:value="-25.306580">
            <text:p>-25.306580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3635">
            <text:p>3635</text:p>
          </table:table-cell>
          <table:table-cell office:value-type="string">
            <text:p>Cronos</text:p>
          </table:table-cell>
          <table:table-cell office:value-type="string">
            <text:p>CRO</text:p>
          </table:table-cell>
          <table:table-cell office:value-type="float" office:value="1.68781998">
            <text:p>1.68781998</text:p>
          </table:table-cell>
          <table:table-cell office:value-type="float" office:value="44848011131.66">
            <text:p>44848011131.66</text:p>
          </table:table-cell>
          <table:table-cell office:value-type="float" office:value="409725013.61">
            <text:p>409725013.61</text:p>
          </table:table-cell>
          <table:table-cell office:value-type="float" office:value="-0.274717">
            <text:p>-0.274717</text:p>
          </table:table-cell>
          <table:table-cell office:value-type="float" office:value="-5.936082">
            <text:p>-5.936082</text:p>
          </table:table-cell>
          <table:table-cell office:value-type="float" office:value="-28.291972">
            <text:p>-28.291972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4030">
            <text:p>4030</text:p>
          </table:table-cell>
          <table:table-cell office:value-type="string">
            <text:p>Algorand</text:p>
          </table:table-cell>
          <table:table-cell office:value-type="string">
            <text:p>ALGO</text:p>
          </table:table-cell>
          <table:table-cell office:value-type="float" office:value="4.93845091">
            <text:p>4.93845091</text:p>
          </table:table-cell>
          <table:table-cell office:value-type="float" office:value="41604335891.10">
            <text:p>41604335891.10</text:p>
          </table:table-cell>
          <table:table-cell office:value-type="float" office:value="3199804229.21">
            <text:p>3199804229.21</text:p>
          </table:table-cell>
          <table:table-cell office:value-type="float" office:value="0.290656">
            <text:p>0.290656</text:p>
          </table:table-cell>
          <table:table-cell office:value-type="float" office:value="-3.122746">
            <text:p>-3.122746</text:p>
          </table:table-cell>
          <table:table-cell office:value-type="float" office:value="-27.204415">
            <text:p>-27.204415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4">
            <text:p>294</text:p>
          </table:table-cell>
          <table:table-cell office:value-type="float" office:value="20396">
            <text:p>20396</text:p>
          </table:table-cell>
          <table:table-cell office:value-type="string">
            <text:p>Kaspa</text:p>
          </table:table-cell>
          <table:table-cell office:value-type="string">
            <text:p>KAS</text:p>
          </table:table-cell>
          <table:table-cell office:value-type="float" office:value="1.59707229">
            <text:p>1.59707229</text:p>
          </table:table-cell>
          <table:table-cell office:value-type="float" office:value="41035884442.66">
            <text:p>41035884442.66</text:p>
          </table:table-cell>
          <table:table-cell office:value-type="float" office:value="1588548393.55">
            <text:p>1588548393.55</text:p>
          </table:table-cell>
          <table:table-cell office:value-type="float" office:value="0.548643">
            <text:p>0.548643</text:p>
          </table:table-cell>
          <table:table-cell office:value-type="float" office:value="-0.718161">
            <text:p>-0.718161</text:p>
          </table:table-cell>
          <table:table-cell office:value-type="float" office:value="-31.933681">
            <text:p>-31.933681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5">
            <text:p>295</text:p>
          </table:table-cell>
          <table:table-cell office:value-type="float" office:value="29210">
            <text:p>29210</text:p>
          </table:table-cell>
          <table:table-cell office:value-type="string">
            <text:p>Jupiter</text:p>
          </table:table-cell>
          <table:table-cell office:value-type="string">
            <text:p>JUP</text:p>
          </table:table-cell>
          <table:table-cell office:value-type="float" office:value="14.75218598">
            <text:p>14.75218598</text:p>
          </table:table-cell>
          <table:table-cell office:value-type="float" office:value="38907988997.38">
            <text:p>38907988997.38</text:p>
          </table:table-cell>
          <table:table-cell office:value-type="float" office:value="3155352539.25">
            <text:p>3155352539.25</text:p>
          </table:table-cell>
          <table:table-cell office:value-type="float" office:value="0.960518">
            <text:p>0.960518</text:p>
          </table:table-cell>
          <table:table-cell office:value-type="float" office:value="-6.373631">
            <text:p>-6.373631</text:p>
          </table:table-cell>
          <table:table-cell office:value-type="float" office:value="-20.513653">
            <text:p>-20.513653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6">
            <text:p>296</text:p>
          </table:table-cell>
          <table:table-cell office:value-type="float" office:value="5690">
            <text:p>5690</text:p>
          </table:table-cell>
          <table:table-cell office:value-type="string">
            <text:p>Render</text:p>
          </table:table-cell>
          <table:table-cell office:value-type="string">
            <text:p>RENDER</text:p>
          </table:table-cell>
          <table:table-cell office:value-type="float" office:value="74.60886917">
            <text:p>74.60886917</text:p>
          </table:table-cell>
          <table:table-cell office:value-type="float" office:value="38626249334.88">
            <text:p>38626249334.88</text:p>
          </table:table-cell>
          <table:table-cell office:value-type="float" office:value="1581262516.86">
            <text:p>1581262516.86</text:p>
          </table:table-cell>
          <table:table-cell office:value-type="float" office:value="-0.251709">
            <text:p>-0.251709</text:p>
          </table:table-cell>
          <table:table-cell office:value-type="float" office:value="-6.723646">
            <text:p>-6.723646</text:p>
          </table:table-cell>
          <table:table-cell office:value-type="float" office:value="-29.492224">
            <text:p>-29.492224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7">
            <text:p>297</text:p>
          </table:table-cell>
          <table:table-cell office:value-type="float" office:value="2280">
            <text:p>2280</text:p>
          </table:table-cell>
          <table:table-cell office:value-type="string">
            <text:p>Filecoin</text:p>
          </table:table-cell>
          <table:table-cell office:value-type="string">
            <text:p>FIL</text:p>
          </table:table-cell>
          <table:table-cell office:value-type="float" office:value="58.86164546">
            <text:p>58.86164546</text:p>
          </table:table-cell>
          <table:table-cell office:value-type="float" office:value="36983222605.72">
            <text:p>36983222605.72</text:p>
          </table:table-cell>
          <table:table-cell office:value-type="float" office:value="3118442165.11">
            <text:p>3118442165.11</text:p>
          </table:table-cell>
          <table:table-cell office:value-type="float" office:value="0.299854">
            <text:p>0.299854</text:p>
          </table:table-cell>
          <table:table-cell office:value-type="float" office:value="-1.711034">
            <text:p>-1.711034</text:p>
          </table:table-cell>
          <table:table-cell office:value-type="float" office:value="-31.826298">
            <text:p>-31.826298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8">
            <text:p>298</text:p>
          </table:table-cell>
          <table:table-cell office:value-type="float" office:value="11841">
            <text:p>11841</text:p>
          </table:table-cell>
          <table:table-cell office:value-type="string">
            <text:p>Arbitrum</text:p>
          </table:table-cell>
          <table:table-cell office:value-type="string">
            <text:p>ARB</text:p>
          </table:table-cell>
          <table:table-cell office:value-type="float" office:value="7.97003707">
            <text:p>7.97003707</text:p>
          </table:table-cell>
          <table:table-cell office:value-type="float" office:value="34620745737.57">
            <text:p>34620745737.57</text:p>
          </table:table-cell>
          <table:table-cell office:value-type="float" office:value="4125347773.88">
            <text:p>4125347773.88</text:p>
          </table:table-cell>
          <table:table-cell office:value-type="float" office:value="0.078637">
            <text:p>0.078637</text:p>
          </table:table-cell>
          <table:table-cell office:value-type="float" office:value="-4.335353">
            <text:p>-4.335353</text:p>
          </table:table-cell>
          <table:table-cell office:value-type="float" office:value="-30.272568">
            <text:p>-30.272568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299">
            <text:p>299</text:p>
          </table:table-cell>
          <table:table-cell office:value-type="float" office:value="4269">
            <text:p>4269</text:p>
          </table:table-cell>
          <table:table-cell office:value-type="string">
            <text:p>GateToken</text:p>
          </table:table-cell>
          <table:table-cell office:value-type="string">
            <text:p>GT</text:p>
          </table:table-cell>
          <table:table-cell office:value-type="float" office:value="379.69406335">
            <text:p>379.69406335</text:p>
          </table:table-cell>
          <table:table-cell office:value-type="float" office:value="33697183249.94">
            <text:p>33697183249.94</text:p>
          </table:table-cell>
          <table:table-cell office:value-type="float" office:value="260033450.80">
            <text:p>260033450.80</text:p>
          </table:table-cell>
          <table:table-cell office:value-type="float" office:value="0.221529">
            <text:p>0.221529</text:p>
          </table:table-cell>
          <table:table-cell office:value-type="float" office:value="-1.635678">
            <text:p>-1.635678</text:p>
          </table:table-cell>
          <table:table-cell office:value-type="float" office:value="-12.358138">
            <text:p>-12.358138</text:p>
          </table:table-cell>
          <table:table-cell office:value-type="string">
            <text:p>2025-02-08 10:49:05</text:p>
          </table:table-cell>
        </table:table-row>
        <table:table-row>
          <table:table-cell office:value-type="float" office:value="300">
            <text:p>300</text:p>
          </table:table-cell>
          <table:table-cell office:value-type="float" office:value="26081">
            <text:p>26081</text:p>
          </table:table-cell>
          <table:table-cell office:value-type="string">
            <text:p>First Digital USD</text:p>
          </table:table-cell>
          <table:table-cell office:value-type="string">
            <text:p>FDUSD</text:p>
          </table:table-cell>
          <table:table-cell office:value-type="float" office:value="18.39261235">
            <text:p>18.39261235</text:p>
          </table:table-cell>
          <table:table-cell office:value-type="float" office:value="33522207573.88">
            <text:p>33522207573.88</text:p>
          </table:table-cell>
          <table:table-cell office:value-type="float" office:value="119825251818.86">
            <text:p>119825251818.86</text:p>
          </table:table-cell>
          <table:table-cell office:value-type="float" office:value="0.047275">
            <text:p>0.047275</text:p>
          </table:table-cell>
          <table:table-cell office:value-type="float" office:value="-0.021109">
            <text:p>-0.021109</text:p>
          </table:table-cell>
          <table:table-cell office:value-type="float" office:value="-0.063939">
            <text:p>-0.063939</text:p>
          </table:table-cell>
          <table:table-cell office:value-type="string">
            <text:p>2025-02-08 10:49:05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08T12:03:49+01:00</meta:creation-date>
  </office:meta>
</office:document-meta>
</file>